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0000000300C83E3D5159C700B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51cm" svg:stroke-color="#0000ff" draw:marker-start="Dimension_20_Lines" draw:marker-start-width="0.609cm" draw:marker-end="Dimension_20_Lines" draw:marker-end-width="0.609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svg:stroke-width="0.051cm" svg:stroke-color="#0000ff" draw:marker-start="" draw:marker-start-width="0.609cm" draw:marker-end="Dimension_20_Lines" draw:marker-end-width="0.609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draw:stroke="dash" draw:stroke-dash="Fine_20_Dashed" svg:stroke-width="0.051cm" svg:stroke-color="#ffffff" draw:marker-start="" draw:marker-start-width="0.609cm" draw:marker-end="" draw:marker-end-width="0.609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1cm" svg:stroke-color="#0000ff" draw:marker-start="Arrow" draw:marker-start-width="0.355cm" draw:marker-end="Arrow" draw:marker-end-width="0.355cm" draw:fill="none" draw:textarea-vertical-align="middle" fo:padding-top="0.15cm" fo:padding-bottom="0.15cm" fo:padding-left="0.275cm" fo:padding-right="0.275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color="#0000ff"/>
    </style:style>
    <style:style style:name="P4" style:family="paragraph">
      <loext:graphic-properties draw:fill-color="#ffffff"/>
    </style:style>
    <style:style style:name="T1" style:family="text">
      <style:text-properties fo:color="#0000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092cm" svg:height="20.319cm" svg:x="0.451cm" svg:y="0.332cm">
          <draw:image xlink:href="Pictures/100002010000040000000300C83E3D5159C700BA.png" xlink:type="simple" xlink:show="embed" xlink:actuate="onLoad">
            <text:p/>
          </draw:image>
        </draw:frame>
        <draw:line draw:style-name="gr2" draw:text-style-name="P2" draw:layer="layout" svg:x1="14.582cm" svg:y1="17.338cm" svg:x2="14.582cm" svg:y2="16.699cm">
          <text:p/>
        </draw:line>
        <draw:frame draw:style-name="gr3" draw:text-style-name="P3" draw:layer="layout" svg:width="1.778cm" svg:height="0.848cm" svg:x="13.694cm" svg:y="16.632cm">
          <draw:text-box>
            <text:p><text:span text:style-name="T1">d</text:span></text:p>
          </draw:text-box>
        </draw:frame>
        <draw:line draw:style-name="gr4" draw:text-style-name="P2" draw:layer="layout" svg:x1="2.935cm" svg:y1="16.711cm" svg:x2="26.457cm" svg:y2="16.711cm">
          <text:p/>
        </draw:line>
        <draw:g>
          <draw:line draw:style-name="gr5" draw:text-style-name="P2" draw:layer="layout" svg:x1="2.935cm" svg:y1="18.516cm" svg:x2="14.863cm" svg:y2="18.516cm">
            <text:p/>
          </draw:line>
          <draw:line draw:style-name="gr6" draw:text-style-name="P2" draw:layer="layout" svg:x1="2.924cm" svg:y1="18.517cm" svg:x2="4.573cm" svg:y2="18.517cm">
            <text:p/>
          </draw:line>
        </draw:g>
        <draw:frame draw:style-name="gr3" draw:text-style-name="P3" draw:layer="layout" svg:width="1.778cm" svg:height="0.848cm" svg:x="5.694cm" svg:y="18.532cm">
          <draw:text-box>
            <text:p><text:span text:style-name="T1">c</text:span></text:p>
          </draw:text-box>
        </draw:frame>
        <draw:frame draw:style-name="gr3" draw:text-style-name="P3" draw:layer="layout" svg:width="1.778cm" svg:height="0.848cm" svg:x="14.494cm" svg:y="5.832cm">
          <draw:text-box>
            <text:p><text:span text:style-name="T1">a,b</text:span></text:p>
          </draw:text-box>
        </draw:frame>
        <draw:path draw:style-name="gr7" draw:text-style-name="P2" draw:layer="layout" svg:width="7.438cm" svg:height="6.184cm" draw:transform="skewX (-0.383972435438752) rotate (-2.58378542465241) translate (20.5949271384517cm 8.8429435782083cm)" svg:viewBox="0 0 7439 6185" svg:d="M7439 6185c-8263 0-7414-6185-7414-6185">
          <text:p/>
        </draw:path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2T22:01:30.120104447</meta:creation-date>
    <dc:date>2018-04-23T19:59:16.459077040</dc:date>
    <meta:editing-duration>PT12M25S</meta:editing-duration>
    <meta:editing-cycles>8</meta:editing-cycles>
    <meta:generator>LibreOffice/5.4.2.2.0$Linux_X86_64 LibreOffice_project/40m0$Build-2</meta:generator>
    <meta:document-statistic meta:object-count="33"/>
  </office:meta>
</office:document-meta>
</file>